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653b5" officeooo:paragraph-rsid="001cca74" style:font-size-asian="26pt" style:font-size-complex="26pt"/>
    </style:style>
    <style:style style:name="P2" style:family="paragraph" style:parent-style-name="Standard">
      <style:paragraph-properties fo:text-align="center" style:justify-single-word="false"/>
      <style:text-properties fo:font-size="18pt" officeooo:paragraph-rsid="001cca74" style:font-size-asian="15.75pt" style:font-size-complex="18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653b5" officeooo:paragraph-rsid="001df84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officeooo:rsid="001df84d" officeooo:paragraph-rsid="001df84d" style:font-size-asian="14pt" style:font-weight-asian="normal" style:font-size-complex="14pt" style:font-weight-complex="normal"/>
    </style:style>
    <style:style style:name="P5"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0653b5" officeooo:paragraph-rsid="001df84d" style:font-size-asian="14pt" style:font-weight-asian="bold" style:font-size-complex="16pt" style:font-weight-complex="bold"/>
    </style:style>
    <style:style style:name="T1" style:family="text">
      <style:text-properties officeooo:rsid="001df84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9de6" style:font-weight-asian="normal" style:font-weight-complex="normal"/>
    </style:style>
    <style:style style:name="T4" style:family="text">
      <style:text-properties style:text-underline-style="none" fo:font-weight="normal" officeooo:rsid="001df84d" style:font-weight-asian="normal" style:font-weight-complex="normal"/>
    </style:style>
    <style:style style:name="T5" style:family="text">
      <style:text-properties style:text-underline-style="none" fo:font-weight="normal" officeooo:rsid="001e509a" style:font-weight-asian="normal" style:font-weight-complex="normal"/>
    </style:style>
    <style:style style:name="T6" style:family="text">
      <style:text-properties style:text-underline-style="none" fo:font-weight="normal" officeooo:rsid="0020c270" style:font-weight-asian="normal" style:font-weight-complex="normal"/>
    </style:style>
    <style:style style:name="T7" style:family="text">
      <style:text-properties style:text-underline-style="none" fo:font-weight="normal" officeooo:rsid="00222d19" style:font-weight-asian="normal" style:font-weight-complex="normal"/>
    </style:style>
    <style:style style:name="T8" style:family="text">
      <style:text-properties officeooo:rsid="001e1e7e"/>
    </style:style>
    <style:style style:name="T9" style:family="text">
      <style:text-properties officeooo:rsid="001e5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Assignment <text:span text:style-name="T1">4</text:span></text:p>
      <text:p text:style-name="P1">CS 479</text:p>
      <text:p text:style-name="P1"/>
      <text:p text:style-name="P1">Nicholas Smith </text:p>
      <text:p text:style-name="P1">Brian Goga </text:p>
      <text:p text:style-name="P1"/>
      <text:p text:style-name="P1"><text:span text:style-name="T1">5</text:span>/<text:span text:style-name="T1">4</text:span>/15</text:p>
      <text:p text:style-name="P1"/>
      <text:p text:style-name="P5">Technical Discussion:</text:p>
      <text:p text:style-name="P3"><text:span text:style-name="T2"><text:tab/>Ou</text:span><text:span text:style-name="T4">r group had to create two programs that would function in two different ways to classify given pictures as either male or female. The first way will </text:span><text:span text:style-name="T3"><text:s/></text:span><text:span text:style-name="T4">use SVMs for the gender classification with both polynomial and RBF kernels and with different C values. The C values in this case stand for the cost of misclassifying a point, the higher the cost, the more the program will change the classification model to better fit all the data. The group expects that with a high C value, the program will be closer to memorizing the training data and will not generalize very well when tested with novel data. The second part of the assignment, the group will be applying a Bayes Classifier to accomplish the same thing as the first part of the assignment.</text:span></text:p>
      <text:p text:style-name="P3"/>
      <text:p text:style-name="P4"><text:tab/>To train and test the group's programs, the data has been split roughly in half where half of the data will be used to train the program and the other half will be used to test the classifier. This data is composed of roughly 200 female faces and 200 male faces, all of these faces have been normalized to account for different orientations and illuminations. <text:span text:style-name="T9">This database exists in both a 16x20 and 48x60 image size, effectively creating two databases.</text:span> <text:span text:style-name="T8">And then, to test cross-validation, the original 400 face database has been split in three different ways, each with its own training set and testing set. This will allow the group to see how the program handles with different testing and training data without have to increase the size of the original database. In all cases, the program will classify the test data and then count the number of misclassified faces which will be added to the other cases' errors to find the average error.</text:span></text:p>
      <text:p text:style-name="P4"><text:tab/></text:p>
      <text:p text:style-name="P4"><text:tab/><text:span text:style-name="T8">Each face in the database has already been had its eigen-face representation pre-computed and stored in a text file. Since not every face has important information for classification, the programs will only be using the first 30 eigen-features which correspond to the 30 best eigen-vectors. These first 30 eigen-feature values of the training set will be used to create the models for both the SVM and the Bayes Classifier.</text:span></text:p>
      <text:p text:style-name="P4"/>
      <text:p text:style-name="P3"><text:span text:style-name="T4"><text:tab/>In order to use SVMs effectively, the group will be using a C++ Library called LibSVM. LibSVM has pre-built functions to create a model from the training data </text:span><text:span text:style-name="T5">and to test novel data against the generated model. </text:span><text:span text:style-name="T6">First the group will declare the size of the training set and then read in the first 30 eigen-feature values and their target values. </text:span><text:span text:style-name="T7">These values will be given to the program and will be used to create a model. At this point the group can determine the C value of the model and how much the model will be swayed by outliers. A higher C value here will penalize the model more than a lower C value. After this information is given to the program, the group then calls the svm-train function which takes the given data and creates the model that will be used by the test data. This model is stored and can be called upon at a later time if the group wish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16:11:21.224757203</meta:creation-date>
    <dc:date>2015-04-29T19:04:28.665624303</dc:date>
    <meta:editing-duration>PT2H52M28S</meta:editing-duration>
    <meta:editing-cycles>2</meta:editing-cycles>
    <meta:generator>LibreOffice/4.2.8.2$Linux_X86_64 LibreOffice_project/420m0$Build-2</meta:generator>
    <meta:document-statistic meta:table-count="0" meta:image-count="0" meta:object-count="0" meta:page-count="2" meta:paragraph-count="11" meta:word-count="542" meta:character-count="3059" meta:non-whitespace-character-count="2518"/>
  </office:meta>
</office:document-meta>
</file>